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4">
      <style:table-cell-properties style:diagonal-bl-tr="none" style:diagonal-tl-br="none" fo:border="none" fo:padding="0.071cm" style:rotation-align="none"/>
    </style:style>
  </office:automatic-styles>
  <office:body>
    <office:spreadsheet>
      <table:table table:name="LTN 010119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xa compra</text:p>
          </table:table-cell>
          <table:table-cell table:style-name="ce1" office:value-type="string" calcext:value-type="string">
            <text:p>taxa venda</text:p>
          </table:table-cell>
          <table:table-cell table:style-name="ce1" office:value-type="string" calcext:value-type="string">
            <text:p>pu compra</text:p>
          </table:table-cell>
          <table:table-cell table:style-name="ce1" office:value-type="string" calcext:value-type="string">
            <text:p>pu venda</text:p>
          </table:table-cell>
          <table:table-cell table:style-name="ce1" office:value-type="string" calcext:value-type="string">
            <text:p>pu base</text:p>
          </table:table-cell>
          <table:table-cell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26/01/2016</text:p>
          </table:table-cell>
          <table:table-cell office:value-type="float" office:value="0.1628" calcext:value-type="float">
            <text:p>0,1628</text:p>
          </table:table-cell>
          <table:table-cell office:value-type="float" office:value="0.1634" calcext:value-type="float">
            <text:p>0,1634</text:p>
          </table:table-cell>
          <table:table-cell office:value-type="float" office:value="644.85" calcext:value-type="float">
            <text:p>644,85</text:p>
          </table:table-cell>
          <table:table-cell office:value-type="float" office:value="643.89" calcext:value-type="float">
            <text:p>643,89</text:p>
          </table:table-cell>
          <table:table-cell office:value-type="float" office:value="643.5" calcext:value-type="float">
            <text:p>643,5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7/01/2016</text:p>
          </table:table-cell>
          <table:table-cell office:value-type="float" office:value="0.16" calcext:value-type="float">
            <text:p>0,16</text:p>
          </table:table-cell>
          <table:table-cell office:value-type="float" office:value="0.1606" calcext:value-type="float">
            <text:p>0,1606</text:p>
          </table:table-cell>
          <table:table-cell office:value-type="float" office:value="649.77" calcext:value-type="float">
            <text:p>649,77</text:p>
          </table:table-cell>
          <table:table-cell office:value-type="float" office:value="648.8" calcext:value-type="float">
            <text:p>648,80</text:p>
          </table:table-cell>
          <table:table-cell office:value-type="float" office:value="648.41" calcext:value-type="float">
            <text:p>648,4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8/01/2016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1604" calcext:value-type="float">
            <text:p>0,1604</text:p>
          </table:table-cell>
          <table:table-cell office:value-type="float" office:value="650.48" calcext:value-type="float">
            <text:p>650,48</text:p>
          </table:table-cell>
          <table:table-cell office:value-type="float" office:value="649.51" calcext:value-type="float">
            <text:p>649,51</text:p>
          </table:table-cell>
          <table:table-cell office:value-type="float" office:value="649.12" calcext:value-type="float">
            <text:p>649,1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9/01/2016</text:p>
          </table:table-cell>
          <table:table-cell office:value-type="float" office:value="0.1553" calcext:value-type="float">
            <text:p>0,1553</text:p>
          </table:table-cell>
          <table:table-cell office:value-type="float" office:value="0.1559" calcext:value-type="float">
            <text:p>0,1559</text:p>
          </table:table-cell>
          <table:table-cell office:value-type="float" office:value="658.23" calcext:value-type="float">
            <text:p>658,23</text:p>
          </table:table-cell>
          <table:table-cell office:value-type="float" office:value="657.25" calcext:value-type="float">
            <text:p>657,25</text:p>
          </table:table-cell>
          <table:table-cell office:value-type="float" office:value="656.87" calcext:value-type="float">
            <text:p>656,8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56" calcext:value-type="float">
            <text:p>0,156</text:p>
          </table:table-cell>
          <table:table-cell office:value-type="float" office:value="658.45" calcext:value-type="float">
            <text:p>658,45</text:p>
          </table:table-cell>
          <table:table-cell office:value-type="float" office:value="657.46" calcext:value-type="float">
            <text:p>657,46</text:p>
          </table:table-cell>
          <table:table-cell office:value-type="float" office:value="657.08" calcext:value-type="float">
            <text:p>657,0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2/02/2016</text:p>
          </table:table-cell>
          <table:table-cell office:value-type="float" office:value="0.1523" calcext:value-type="float">
            <text:p>0,1523</text:p>
          </table:table-cell>
          <table:table-cell office:value-type="float" office:value="0.1529" calcext:value-type="float">
            <text:p>0,1529</text:p>
          </table:table-cell>
          <table:table-cell office:value-type="float" office:value="663.96" calcext:value-type="float">
            <text:p>663,96</text:p>
          </table:table-cell>
          <table:table-cell office:value-type="float" office:value="662.96" calcext:value-type="float">
            <text:p>662,96</text:p>
          </table:table-cell>
          <table:table-cell office:value-type="float" office:value="662.59" calcext:value-type="float">
            <text:p>662,5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3/02/2016</text:p>
          </table:table-cell>
          <table:table-cell office:value-type="float" office:value="0.1547" calcext:value-type="float">
            <text:p>0,1547</text:p>
          </table:table-cell>
          <table:table-cell office:value-type="float" office:value="0.1553" calcext:value-type="float">
            <text:p>0,1553</text:p>
          </table:table-cell>
          <table:table-cell office:value-type="float" office:value="660.36" calcext:value-type="float">
            <text:p>660,36</text:p>
          </table:table-cell>
          <table:table-cell office:value-type="float" office:value="659.37" calcext:value-type="float">
            <text:p>659,37</text:p>
          </table:table-cell>
          <table:table-cell office:value-type="float" office:value="658.99" calcext:value-type="float">
            <text:p>658,9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4/02/2016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55" calcext:value-type="float">
            <text:p>0,155</text:p>
          </table:table-cell>
          <table:table-cell office:value-type="float" office:value="661.23" calcext:value-type="float">
            <text:p>661,23</text:p>
          </table:table-cell>
          <table:table-cell office:value-type="float" office:value="660.24" calcext:value-type="float">
            <text:p>660,24</text:p>
          </table:table-cell>
          <table:table-cell office:value-type="float" office:value="659.86" calcext:value-type="float">
            <text:p>659,86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5/02/2016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1571" calcext:value-type="float">
            <text:p>0,1571</text:p>
          </table:table-cell>
          <table:table-cell office:value-type="float" office:value="658.15" calcext:value-type="float">
            <text:p>658,15</text:p>
          </table:table-cell>
          <table:table-cell office:value-type="float" office:value="657.17" calcext:value-type="float">
            <text:p>657,17</text:p>
          </table:table-cell>
          <table:table-cell office:value-type="float" office:value="656.79" calcext:value-type="float">
            <text:p>656,7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0/02/2016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157" calcext:value-type="float">
            <text:p>0,157</text:p>
          </table:table-cell>
          <table:table-cell office:value-type="float" office:value="658.7" calcext:value-type="float">
            <text:p>658,70</text:p>
          </table:table-cell>
          <table:table-cell office:value-type="float" office:value="657.72" calcext:value-type="float">
            <text:p>657,72</text:p>
          </table:table-cell>
          <table:table-cell office:value-type="float" office:value="657.34" calcext:value-type="float">
            <text:p>657,3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1/02/2016</text:p>
          </table:table-cell>
          <table:table-cell office:value-type="float" office:value="0.1555" calcext:value-type="float">
            <text:p>0,1555</text:p>
          </table:table-cell>
          <table:table-cell office:value-type="float" office:value="0.1561" calcext:value-type="float">
            <text:p>0,1561</text:p>
          </table:table-cell>
          <table:table-cell office:value-type="float" office:value="660.55" calcext:value-type="float">
            <text:p>660,55</text:p>
          </table:table-cell>
          <table:table-cell office:value-type="float" office:value="659.57" calcext:value-type="float">
            <text:p>659,57</text:p>
          </table:table-cell>
          <table:table-cell office:value-type="float" office:value="659.19" calcext:value-type="float">
            <text:p>659,1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2/02/2016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1579" calcext:value-type="float">
            <text:p>0,1579</text:p>
          </table:table-cell>
          <table:table-cell office:value-type="float" office:value="657.99" calcext:value-type="float">
            <text:p>657,99</text:p>
          </table:table-cell>
          <table:table-cell office:value-type="float" office:value="657.01" calcext:value-type="float">
            <text:p>657,01</text:p>
          </table:table-cell>
          <table:table-cell office:value-type="float" office:value="656.63" calcext:value-type="float">
            <text:p>656,6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5/02/2016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1571" calcext:value-type="float">
            <text:p>0,1571</text:p>
          </table:table-cell>
          <table:table-cell office:value-type="float" office:value="659.67" calcext:value-type="float">
            <text:p>659,67</text:p>
          </table:table-cell>
          <table:table-cell office:value-type="float" office:value="658.7" calcext:value-type="float">
            <text:p>658,70</text:p>
          </table:table-cell>
          <table:table-cell office:value-type="float" office:value="658.32" calcext:value-type="float">
            <text:p>658,3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6/02/2016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1564" calcext:value-type="float">
            <text:p>0,1564</text:p>
          </table:table-cell>
          <table:table-cell office:value-type="float" office:value="661.2" calcext:value-type="float">
            <text:p>661,20</text:p>
          </table:table-cell>
          <table:table-cell office:value-type="float" office:value="660.22" calcext:value-type="float">
            <text:p>660,22</text:p>
          </table:table-cell>
          <table:table-cell office:value-type="float" office:value="659.84" calcext:value-type="float">
            <text:p>659,8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7/02/2016</text:p>
          </table:table-cell>
          <table:table-cell office:value-type="float" office:value="0.1549" calcext:value-type="float">
            <text:p>0,1549</text:p>
          </table:table-cell>
          <table:table-cell office:value-type="float" office:value="0.1555" calcext:value-type="float">
            <text:p>0,1555</text:p>
          </table:table-cell>
          <table:table-cell office:value-type="float" office:value="663.05" calcext:value-type="float">
            <text:p>663,05</text:p>
          </table:table-cell>
          <table:table-cell office:value-type="float" office:value="662.07" calcext:value-type="float">
            <text:p>662,07</text:p>
          </table:table-cell>
          <table:table-cell office:value-type="float" office:value="661.69" calcext:value-type="float">
            <text:p>661,6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8/02/2016</text:p>
          </table:table-cell>
          <table:table-cell office:value-type="float" office:value="0.1528" calcext:value-type="float">
            <text:p>0,1528</text:p>
          </table:table-cell>
          <table:table-cell office:value-type="float" office:value="0.1534" calcext:value-type="float">
            <text:p>0,1534</text:p>
          </table:table-cell>
          <table:table-cell office:value-type="float" office:value="666.88" calcext:value-type="float">
            <text:p>666,88</text:p>
          </table:table-cell>
          <table:table-cell office:value-type="float" office:value="665.89" calcext:value-type="float">
            <text:p>665,89</text:p>
          </table:table-cell>
          <table:table-cell office:value-type="float" office:value="665.51" calcext:value-type="float">
            <text:p>665,5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9/02/2016</text:p>
          </table:table-cell>
          <table:table-cell office:value-type="float" office:value="0.1538" calcext:value-type="float">
            <text:p>0,1538</text:p>
          </table:table-cell>
          <table:table-cell office:value-type="float" office:value="0.1544" calcext:value-type="float">
            <text:p>0,1544</text:p>
          </table:table-cell>
          <table:table-cell office:value-type="float" office:value="665.61" calcext:value-type="float">
            <text:p>665,61</text:p>
          </table:table-cell>
          <table:table-cell office:value-type="float" office:value="664.63" calcext:value-type="float">
            <text:p>664,63</text:p>
          </table:table-cell>
          <table:table-cell office:value-type="float" office:value="664.25" calcext:value-type="float">
            <text:p>664,2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2/02/2016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26" calcext:value-type="float">
            <text:p>0,1526</text:p>
          </table:table-cell>
          <table:table-cell office:value-type="float" office:value="668.95" calcext:value-type="float">
            <text:p>668,95</text:p>
          </table:table-cell>
          <table:table-cell office:value-type="float" office:value="667.96" calcext:value-type="float">
            <text:p>667,96</text:p>
          </table:table-cell>
          <table:table-cell office:value-type="float" office:value="667.58" calcext:value-type="float">
            <text:p>667,5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3/02/2016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16" calcext:value-type="float">
            <text:p>0,1516</text:p>
          </table:table-cell>
          <table:table-cell office:value-type="float" office:value="670.98" calcext:value-type="float">
            <text:p>670,98</text:p>
          </table:table-cell>
          <table:table-cell office:value-type="float" office:value="669.99" calcext:value-type="float">
            <text:p>669,99</text:p>
          </table:table-cell>
          <table:table-cell office:value-type="float" office:value="669.61" calcext:value-type="float">
            <text:p>669,6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4/02/2016</text:p>
          </table:table-cell>
          <table:table-cell office:value-type="float" office:value="0.1524" calcext:value-type="float">
            <text:p>0,1524</text:p>
          </table:table-cell>
          <table:table-cell office:value-type="float" office:value="0.153" calcext:value-type="float">
            <text:p>0,153</text:p>
          </table:table-cell>
          <table:table-cell office:value-type="float" office:value="669.04" calcext:value-type="float">
            <text:p>669,04</text:p>
          </table:table-cell>
          <table:table-cell office:value-type="float" office:value="668.06" calcext:value-type="float">
            <text:p>668,06</text:p>
          </table:table-cell>
          <table:table-cell office:value-type="float" office:value="667.68" calcext:value-type="float">
            <text:p>667,6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5/02/2016</text:p>
          </table:table-cell>
          <table:table-cell office:value-type="float" office:value="0.1507" calcext:value-type="float">
            <text:p>0,1507</text:p>
          </table:table-cell>
          <table:table-cell office:value-type="float" office:value="0.1513" calcext:value-type="float">
            <text:p>0,1513</text:p>
          </table:table-cell>
          <table:table-cell office:value-type="float" office:value="672.22" calcext:value-type="float">
            <text:p>672,22</text:p>
          </table:table-cell>
          <table:table-cell office:value-type="float" office:value="671.23" calcext:value-type="float">
            <text:p>671,23</text:p>
          </table:table-cell>
          <table:table-cell office:value-type="float" office:value="670.86" calcext:value-type="float">
            <text:p>670,86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6/02/2016</text:p>
          </table:table-cell>
          <table:table-cell office:value-type="float" office:value="0.1518" calcext:value-type="float">
            <text:p>0,1518</text:p>
          </table:table-cell>
          <table:table-cell office:value-type="float" office:value="0.1524" calcext:value-type="float">
            <text:p>0,1524</text:p>
          </table:table-cell>
          <table:table-cell office:value-type="float" office:value="670.78" calcext:value-type="float">
            <text:p>670,78</text:p>
          </table:table-cell>
          <table:table-cell office:value-type="float" office:value="669.8" calcext:value-type="float">
            <text:p>669,80</text:p>
          </table:table-cell>
          <table:table-cell office:value-type="float" office:value="669.42" calcext:value-type="float">
            <text:p>669,4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9/02/2016</text:p>
          </table:table-cell>
          <table:table-cell office:value-type="float" office:value="0.1523" calcext:value-type="float">
            <text:p>0,1523</text:p>
          </table:table-cell>
          <table:table-cell office:value-type="float" office:value="0.1529" calcext:value-type="float">
            <text:p>0,1529</text:p>
          </table:table-cell>
          <table:table-cell office:value-type="float" office:value="670.34" calcext:value-type="float">
            <text:p>670,34</text:p>
          </table:table-cell>
          <table:table-cell office:value-type="float" office:value="669.35" calcext:value-type="float">
            <text:p>669,35</text:p>
          </table:table-cell>
          <table:table-cell office:value-type="float" office:value="668.98" calcext:value-type="float">
            <text:p>668,9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0.1509" calcext:value-type="float">
            <text:p>0,1509</text:p>
          </table:table-cell>
          <table:table-cell office:value-type="float" office:value="0.1515" calcext:value-type="float">
            <text:p>0,1515</text:p>
          </table:table-cell>
          <table:table-cell office:value-type="float" office:value="673.02" calcext:value-type="float">
            <text:p>673,02</text:p>
          </table:table-cell>
          <table:table-cell office:value-type="float" office:value="672.03" calcext:value-type="float">
            <text:p>672,03</text:p>
          </table:table-cell>
          <table:table-cell office:value-type="float" office:value="671.65" calcext:value-type="float">
            <text:p>671,6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2/03/2016</text:p>
          </table:table-cell>
          <table:table-cell office:value-type="float" office:value="0.1486" calcext:value-type="float">
            <text:p>0,1486</text:p>
          </table:table-cell>
          <table:table-cell office:value-type="float" office:value="0.1492" calcext:value-type="float">
            <text:p>0,1492</text:p>
          </table:table-cell>
          <table:table-cell office:value-type="float" office:value="677.19" calcext:value-type="float">
            <text:p>677,19</text:p>
          </table:table-cell>
          <table:table-cell office:value-type="float" office:value="676.2" calcext:value-type="float">
            <text:p>676,20</text:p>
          </table:table-cell>
          <table:table-cell office:value-type="float" office:value="675.83" calcext:value-type="float">
            <text:p>675,8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3/03/2016</text:p>
          </table:table-cell>
          <table:table-cell office:value-type="float" office:value="0.1481" calcext:value-type="float">
            <text:p>0,1481</text:p>
          </table:table-cell>
          <table:table-cell office:value-type="float" office:value="0.1487" calcext:value-type="float">
            <text:p>0,1487</text:p>
          </table:table-cell>
          <table:table-cell office:value-type="float" office:value="678.39" calcext:value-type="float">
            <text:p>678,39</text:p>
          </table:table-cell>
          <table:table-cell office:value-type="float" office:value="677.4" calcext:value-type="float">
            <text:p>677,40</text:p>
          </table:table-cell>
          <table:table-cell office:value-type="float" office:value="677.03" calcext:value-type="float">
            <text:p>677,0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4/03/2016</text:p>
          </table:table-cell>
          <table:table-cell office:value-type="float" office:value="0.1447" calcext:value-type="float">
            <text:p>0,1447</text:p>
          </table:table-cell>
          <table:table-cell office:value-type="float" office:value="0.1453" calcext:value-type="float">
            <text:p>0,1453</text:p>
          </table:table-cell>
          <table:table-cell office:value-type="float" office:value="684.44" calcext:value-type="float">
            <text:p>684,44</text:p>
          </table:table-cell>
          <table:table-cell office:value-type="float" office:value="683.43" calcext:value-type="float">
            <text:p>683,43</text:p>
          </table:table-cell>
          <table:table-cell office:value-type="float" office:value="683.06" calcext:value-type="float">
            <text:p>683,06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7/03/2016</text:p>
          </table:table-cell>
          <table:table-cell office:value-type="float" office:value="0.1453" calcext:value-type="float">
            <text:p>0,1453</text:p>
          </table:table-cell>
          <table:table-cell office:value-type="float" office:value="0.1459" calcext:value-type="float">
            <text:p>0,1459</text:p>
          </table:table-cell>
          <table:table-cell office:value-type="float" office:value="683.8" calcext:value-type="float">
            <text:p>683,80</text:p>
          </table:table-cell>
          <table:table-cell office:value-type="float" office:value="682.8" calcext:value-type="float">
            <text:p>682,80</text:p>
          </table:table-cell>
          <table:table-cell office:value-type="float" office:value="682.43" calcext:value-type="float">
            <text:p>682,4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8/03/2016</text:p>
          </table:table-cell>
          <table:table-cell office:value-type="float" office:value="0.147" calcext:value-type="float">
            <text:p>0,147</text:p>
          </table:table-cell>
          <table:table-cell office:value-type="float" office:value="0.1476" calcext:value-type="float">
            <text:p>0,1476</text:p>
          </table:table-cell>
          <table:table-cell office:value-type="float" office:value="681.34" calcext:value-type="float">
            <text:p>681,34</text:p>
          </table:table-cell>
          <table:table-cell office:value-type="float" office:value="680.34" calcext:value-type="float">
            <text:p>680,34</text:p>
          </table:table-cell>
          <table:table-cell office:value-type="float" office:value="679.97" calcext:value-type="float">
            <text:p>679,9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9/03/2016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1418" calcext:value-type="float">
            <text:p>0,1418</text:p>
          </table:table-cell>
          <table:table-cell office:value-type="float" office:value="691.43" calcext:value-type="float">
            <text:p>691,43</text:p>
          </table:table-cell>
          <table:table-cell office:value-type="float" office:value="690.42" calcext:value-type="float">
            <text:p>690,42</text:p>
          </table:table-cell>
          <table:table-cell office:value-type="float" office:value="690.05" calcext:value-type="float">
            <text:p>690,0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0/03/2016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1412" calcext:value-type="float">
            <text:p>0,1412</text:p>
          </table:table-cell>
          <table:table-cell office:value-type="float" office:value="692.81" calcext:value-type="float">
            <text:p>692,81</text:p>
          </table:table-cell>
          <table:table-cell office:value-type="float" office:value="691.79" calcext:value-type="float">
            <text:p>691,79</text:p>
          </table:table-cell>
          <table:table-cell office:value-type="float" office:value="691.43" calcext:value-type="float">
            <text:p>691,4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1/03/2016</text:p>
          </table:table-cell>
          <table:table-cell office:value-type="float" office:value="0.14" calcext:value-type="float">
            <text:p>0,14</text:p>
          </table:table-cell>
          <table:table-cell office:value-type="float" office:value="0.1406" calcext:value-type="float">
            <text:p>0,1406</text:p>
          </table:table-cell>
          <table:table-cell office:value-type="float" office:value="694.19" calcext:value-type="float">
            <text:p>694,19</text:p>
          </table:table-cell>
          <table:table-cell office:value-type="float" office:value="693.17" calcext:value-type="float">
            <text:p>693,17</text:p>
          </table:table-cell>
          <table:table-cell office:value-type="float" office:value="692.81" calcext:value-type="float">
            <text:p>692,8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4/03/2016</text:p>
          </table:table-cell>
          <table:table-cell office:value-type="float" office:value="0.1378" calcext:value-type="float">
            <text:p>0,1378</text:p>
          </table:table-cell>
          <table:table-cell office:value-type="float" office:value="0.1384" calcext:value-type="float">
            <text:p>0,1384</text:p>
          </table:table-cell>
          <table:table-cell office:value-type="float" office:value="698.29" calcext:value-type="float">
            <text:p>698,29</text:p>
          </table:table-cell>
          <table:table-cell office:value-type="float" office:value="697.27" calcext:value-type="float">
            <text:p>697,27</text:p>
          </table:table-cell>
          <table:table-cell office:value-type="float" office:value="696.91" calcext:value-type="float">
            <text:p>696,9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5/03/2016</text:p>
          </table:table-cell>
          <table:table-cell office:value-type="float" office:value="0.1407" calcext:value-type="float">
            <text:p>0,1407</text:p>
          </table:table-cell>
          <table:table-cell office:value-type="float" office:value="0.1413" calcext:value-type="float">
            <text:p>0,1413</text:p>
          </table:table-cell>
          <table:table-cell office:value-type="float" office:value="693.72" calcext:value-type="float">
            <text:p>693,72</text:p>
          </table:table-cell>
          <table:table-cell office:value-type="float" office:value="692.71" calcext:value-type="float">
            <text:p>692,71</text:p>
          </table:table-cell>
          <table:table-cell office:value-type="float" office:value="692.35" calcext:value-type="float">
            <text:p>692,3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6/03/2016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1441" calcext:value-type="float">
            <text:p>0,1441</text:p>
          </table:table-cell>
          <table:table-cell office:value-type="float" office:value="689.38" calcext:value-type="float">
            <text:p>689,38</text:p>
          </table:table-cell>
          <table:table-cell office:value-type="float" office:value="688.38" calcext:value-type="float">
            <text:p>688,38</text:p>
          </table:table-cell>
          <table:table-cell office:value-type="float" office:value="688.01" calcext:value-type="float">
            <text:p>688,0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7/03/2016</text:p>
          </table:table-cell>
          <table:table-cell office:value-type="float" office:value="0.1391" calcext:value-type="float">
            <text:p>0,1391</text:p>
          </table:table-cell>
          <table:table-cell office:value-type="float" office:value="0.1397" calcext:value-type="float">
            <text:p>0,1397</text:p>
          </table:table-cell>
          <table:table-cell office:value-type="float" office:value="697.16" calcext:value-type="float">
            <text:p>697,16</text:p>
          </table:table-cell>
          <table:table-cell office:value-type="float" office:value="696.14" calcext:value-type="float">
            <text:p>696,14</text:p>
          </table:table-cell>
          <table:table-cell office:value-type="float" office:value="695.78" calcext:value-type="float">
            <text:p>695,7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8/03/2016</text:p>
          </table:table-cell>
          <table:table-cell office:value-type="float" office:value="0.1374" calcext:value-type="float">
            <text:p>0,1374</text:p>
          </table:table-cell>
          <table:table-cell office:value-type="float" office:value="0.138" calcext:value-type="float">
            <text:p>0,138</text:p>
          </table:table-cell>
          <table:table-cell office:value-type="float" office:value="700.4" calcext:value-type="float">
            <text:p>700,40</text:p>
          </table:table-cell>
          <table:table-cell office:value-type="float" office:value="699.38" calcext:value-type="float">
            <text:p>699,38</text:p>
          </table:table-cell>
          <table:table-cell office:value-type="float" office:value="699.02" calcext:value-type="float">
            <text:p>699,0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1/03/2016</text:p>
          </table:table-cell>
          <table:table-cell office:value-type="float" office:value="0.1368" calcext:value-type="float">
            <text:p>0,1368</text:p>
          </table:table-cell>
          <table:table-cell office:value-type="float" office:value="0.1374" calcext:value-type="float">
            <text:p>0,1374</text:p>
          </table:table-cell>
          <table:table-cell office:value-type="float" office:value="701.78" calcext:value-type="float">
            <text:p>701,78</text:p>
          </table:table-cell>
          <table:table-cell office:value-type="float" office:value="700.76" calcext:value-type="float">
            <text:p>700,76</text:p>
          </table:table-cell>
          <table:table-cell office:value-type="float" office:value="700.4" calcext:value-type="float">
            <text:p>700,4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2/03/2016</text:p>
          </table:table-cell>
          <table:table-cell office:value-type="float" office:value="0.1363" calcext:value-type="float">
            <text:p>0,1363</text:p>
          </table:table-cell>
          <table:table-cell office:value-type="float" office:value="0.1369" calcext:value-type="float">
            <text:p>0,1369</text:p>
          </table:table-cell>
          <table:table-cell office:value-type="float" office:value="702.99" calcext:value-type="float">
            <text:p>702,99</text:p>
          </table:table-cell>
          <table:table-cell office:value-type="float" office:value="701.97" calcext:value-type="float">
            <text:p>701,97</text:p>
          </table:table-cell>
          <table:table-cell office:value-type="float" office:value="701.61" calcext:value-type="float">
            <text:p>701,6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3/03/2016</text:p>
          </table:table-cell>
          <table:table-cell office:value-type="float" office:value="0.1337" calcext:value-type="float">
            <text:p>0,1337</text:p>
          </table:table-cell>
          <table:table-cell office:value-type="float" office:value="0.1343" calcext:value-type="float">
            <text:p>0,1343</text:p>
          </table:table-cell>
          <table:table-cell office:value-type="float" office:value="707.8" calcext:value-type="float">
            <text:p>707,80</text:p>
          </table:table-cell>
          <table:table-cell office:value-type="float" office:value="706.77" calcext:value-type="float">
            <text:p>706,77</text:p>
          </table:table-cell>
          <table:table-cell office:value-type="float" office:value="706.42" calcext:value-type="float">
            <text:p>706,4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4/03/2016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76" calcext:value-type="float">
            <text:p>0,1376</text:p>
          </table:table-cell>
          <table:table-cell office:value-type="float" office:value="702.52" calcext:value-type="float">
            <text:p>702,52</text:p>
          </table:table-cell>
          <table:table-cell office:value-type="float" office:value="701.5" calcext:value-type="float">
            <text:p>701,50</text:p>
          </table:table-cell>
          <table:table-cell office:value-type="float" office:value="701.14" calcext:value-type="float">
            <text:p>701,1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8/03/2016</text:p>
          </table:table-cell>
          <table:table-cell office:value-type="float" office:value="0.1357" calcext:value-type="float">
            <text:p>0,1357</text:p>
          </table:table-cell>
          <table:table-cell office:value-type="float" office:value="0.1363" calcext:value-type="float">
            <text:p>0,1363</text:p>
          </table:table-cell>
          <table:table-cell office:value-type="float" office:value="705.08" calcext:value-type="float">
            <text:p>705,08</text:p>
          </table:table-cell>
          <table:table-cell office:value-type="float" office:value="704.06" calcext:value-type="float">
            <text:p>704,06</text:p>
          </table:table-cell>
          <table:table-cell office:value-type="float" office:value="703.71" calcext:value-type="float">
            <text:p>703,7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9/03/2016</text:p>
          </table:table-cell>
          <table:table-cell office:value-type="float" office:value="0.1348" calcext:value-type="float">
            <text:p>0,1348</text:p>
          </table:table-cell>
          <table:table-cell office:value-type="float" office:value="0.1354" calcext:value-type="float">
            <text:p>0,1354</text:p>
          </table:table-cell>
          <table:table-cell office:value-type="float" office:value="706.98" calcext:value-type="float">
            <text:p>706,98</text:p>
          </table:table-cell>
          <table:table-cell office:value-type="float" office:value="705.95" calcext:value-type="float">
            <text:p>705,95</text:p>
          </table:table-cell>
          <table:table-cell office:value-type="float" office:value="705.6" calcext:value-type="float">
            <text:p>705,6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30/03/2016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34" calcext:value-type="float">
            <text:p>0,134</text:p>
          </table:table-cell>
          <table:table-cell office:value-type="float" office:value="709.73" calcext:value-type="float">
            <text:p>709,73</text:p>
          </table:table-cell>
          <table:table-cell office:value-type="float" office:value="708.7" calcext:value-type="float">
            <text:p>708,70</text:p>
          </table:table-cell>
          <table:table-cell office:value-type="float" office:value="708.34" calcext:value-type="float">
            <text:p>708,3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31/03/2016</text:p>
          </table:table-cell>
          <table:table-cell office:value-type="float" office:value="0.1361" calcext:value-type="float">
            <text:p>0,1361</text:p>
          </table:table-cell>
          <table:table-cell office:value-type="float" office:value="0.1367" calcext:value-type="float">
            <text:p>0,1367</text:p>
          </table:table-cell>
          <table:table-cell office:value-type="float" office:value="705.47" calcext:value-type="float">
            <text:p>705,47</text:p>
          </table:table-cell>
          <table:table-cell office:value-type="float" office:value="704.46" calcext:value-type="float">
            <text:p>704,46</text:p>
          </table:table-cell>
          <table:table-cell office:value-type="float" office:value="704.1" calcext:value-type="float">
            <text:p>704,1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86" calcext:value-type="float">
            <text:p>0,1386</text:p>
          </table:table-cell>
          <table:table-cell office:value-type="float" office:value="702.62" calcext:value-type="float">
            <text:p>702,62</text:p>
          </table:table-cell>
          <table:table-cell office:value-type="float" office:value="701.61" calcext:value-type="float">
            <text:p>701,61</text:p>
          </table:table-cell>
          <table:table-cell office:value-type="float" office:value="701.25" calcext:value-type="float">
            <text:p>701,2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4/04/2016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66" calcext:value-type="float">
            <text:p>0,1366</text:p>
          </table:table-cell>
          <table:table-cell office:value-type="float" office:value="706.36" calcext:value-type="float">
            <text:p>706,36</text:p>
          </table:table-cell>
          <table:table-cell office:value-type="float" office:value="705.34" calcext:value-type="float">
            <text:p>705,34</text:p>
          </table:table-cell>
          <table:table-cell office:value-type="float" office:value="704.98" calcext:value-type="float">
            <text:p>704,9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5/04/2016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86" calcext:value-type="float">
            <text:p>0,1386</text:p>
          </table:table-cell>
          <table:table-cell office:value-type="float" office:value="703.34" calcext:value-type="float">
            <text:p>703,34</text:p>
          </table:table-cell>
          <table:table-cell office:value-type="float" office:value="702.33" calcext:value-type="float">
            <text:p>702,33</text:p>
          </table:table-cell>
          <table:table-cell office:value-type="float" office:value="701.97" calcext:value-type="float">
            <text:p>701,9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6/04/2016</text:p>
          </table:table-cell>
          <table:table-cell office:value-type="float" office:value="0.1376" calcext:value-type="float">
            <text:p>0,1376</text:p>
          </table:table-cell>
          <table:table-cell office:value-type="float" office:value="0.1382" calcext:value-type="float">
            <text:p>0,1382</text:p>
          </table:table-cell>
          <table:table-cell office:value-type="float" office:value="704.37" calcext:value-type="float">
            <text:p>704,37</text:p>
          </table:table-cell>
          <table:table-cell office:value-type="float" office:value="703.36" calcext:value-type="float">
            <text:p>703,36</text:p>
          </table:table-cell>
          <table:table-cell office:value-type="float" office:value="703" calcext:value-type="float">
            <text:p>703,0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7/04/2016</text:p>
          </table:table-cell>
          <table:table-cell office:value-type="float" office:value="0.1386" calcext:value-type="float">
            <text:p>0,1386</text:p>
          </table:table-cell>
          <table:table-cell office:value-type="float" office:value="0.1392" calcext:value-type="float">
            <text:p>0,1392</text:p>
          </table:table-cell>
          <table:table-cell office:value-type="float" office:value="703.06" calcext:value-type="float">
            <text:p>703,06</text:p>
          </table:table-cell>
          <table:table-cell office:value-type="float" office:value="702.05" calcext:value-type="float">
            <text:p>702,05</text:p>
          </table:table-cell>
          <table:table-cell office:value-type="float" office:value="701.69" calcext:value-type="float">
            <text:p>701,69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8/04/2016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1377" calcext:value-type="float">
            <text:p>0,1377</text:p>
          </table:table-cell>
          <table:table-cell office:value-type="float" office:value="705.94" calcext:value-type="float">
            <text:p>705,94</text:p>
          </table:table-cell>
          <table:table-cell office:value-type="float" office:value="704.93" calcext:value-type="float">
            <text:p>704,93</text:p>
          </table:table-cell>
          <table:table-cell office:value-type="float" office:value="704.57" calcext:value-type="float">
            <text:p>704,5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1/04/2016</text:p>
          </table:table-cell>
          <table:table-cell office:value-type="float" office:value="0.1358" calcext:value-type="float">
            <text:p>0,1358</text:p>
          </table:table-cell>
          <table:table-cell office:value-type="float" office:value="0.1364" calcext:value-type="float">
            <text:p>0,1364</text:p>
          </table:table-cell>
          <table:table-cell office:value-type="float" office:value="708.49" calcext:value-type="float">
            <text:p>708,49</text:p>
          </table:table-cell>
          <table:table-cell office:value-type="float" office:value="707.47" calcext:value-type="float">
            <text:p>707,47</text:p>
          </table:table-cell>
          <table:table-cell office:value-type="float" office:value="707.11" calcext:value-type="float">
            <text:p>707,1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2/04/2016</text:p>
          </table:table-cell>
          <table:table-cell office:value-type="float" office:value="0.1343" calcext:value-type="float">
            <text:p>0,1343</text:p>
          </table:table-cell>
          <table:table-cell office:value-type="float" office:value="0.1349" calcext:value-type="float">
            <text:p>0,1349</text:p>
          </table:table-cell>
          <table:table-cell office:value-type="float" office:value="711.38" calcext:value-type="float">
            <text:p>711,38</text:p>
          </table:table-cell>
          <table:table-cell office:value-type="float" office:value="710.36" calcext:value-type="float">
            <text:p>710,36</text:p>
          </table:table-cell>
          <table:table-cell office:value-type="float" office:value="710.01" calcext:value-type="float">
            <text:p>710,01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3/04/201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46" calcext:value-type="float">
            <text:p>0,1346</text:p>
          </table:table-cell>
          <table:table-cell office:value-type="float" office:value="712.24" calcext:value-type="float">
            <text:p>712,24</text:p>
          </table:table-cell>
          <table:table-cell office:value-type="float" office:value="711.23" calcext:value-type="float">
            <text:p>711,23</text:p>
          </table:table-cell>
          <table:table-cell office:value-type="float" office:value="710.87" calcext:value-type="float">
            <text:p>710,8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4/04/2016</text:p>
          </table:table-cell>
          <table:table-cell office:value-type="float" office:value="0.1311" calcext:value-type="float">
            <text:p>0,1311</text:p>
          </table:table-cell>
          <table:table-cell office:value-type="float" office:value="0.1317" calcext:value-type="float">
            <text:p>0,1317</text:p>
          </table:table-cell>
          <table:table-cell office:value-type="float" office:value="717.53" calcext:value-type="float">
            <text:p>717,53</text:p>
          </table:table-cell>
          <table:table-cell office:value-type="float" office:value="716.51" calcext:value-type="float">
            <text:p>716,51</text:p>
          </table:table-cell>
          <table:table-cell office:value-type="float" office:value="716.16" calcext:value-type="float">
            <text:p>716,16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5/04/2016</text:p>
          </table:table-cell>
          <table:table-cell office:value-type="float" office:value="0.1305" calcext:value-type="float">
            <text:p>0,1305</text:p>
          </table:table-cell>
          <table:table-cell office:value-type="float" office:value="0.1311" calcext:value-type="float">
            <text:p>0,1311</text:p>
          </table:table-cell>
          <table:table-cell office:value-type="float" office:value="718.91" calcext:value-type="float">
            <text:p>718,91</text:p>
          </table:table-cell>
          <table:table-cell office:value-type="float" office:value="717.88" calcext:value-type="float">
            <text:p>717,88</text:p>
          </table:table-cell>
          <table:table-cell office:value-type="float" office:value="717.53" calcext:value-type="float">
            <text:p>717,53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8/04/2016</text:p>
          </table:table-cell>
          <table:table-cell office:value-type="float" office:value="0.1286" calcext:value-type="float">
            <text:p>0,1286</text:p>
          </table:table-cell>
          <table:table-cell office:value-type="float" office:value="0.1292" calcext:value-type="float">
            <text:p>0,1292</text:p>
          </table:table-cell>
          <table:table-cell office:value-type="float" office:value="722.52" calcext:value-type="float">
            <text:p>722,52</text:p>
          </table:table-cell>
          <table:table-cell office:value-type="float" office:value="721.49" calcext:value-type="float">
            <text:p>721,49</text:p>
          </table:table-cell>
          <table:table-cell office:value-type="float" office:value="721.14" calcext:value-type="float">
            <text:p>721,1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19/04/2016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1281" calcext:value-type="float">
            <text:p>0,1281</text:p>
          </table:table-cell>
          <table:table-cell office:value-type="float" office:value="724.76" calcext:value-type="float">
            <text:p>724,76</text:p>
          </table:table-cell>
          <table:table-cell office:value-type="float" office:value="723.72" calcext:value-type="float">
            <text:p>723,72</text:p>
          </table:table-cell>
          <table:table-cell office:value-type="float" office:value="723.38" calcext:value-type="float">
            <text:p>723,38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0/04/2016</text:p>
          </table:table-cell>
          <table:table-cell office:value-type="float" office:value="0.1279" calcext:value-type="float">
            <text:p>0,1279</text:p>
          </table:table-cell>
          <table:table-cell office:value-type="float" office:value="0.1285" calcext:value-type="float">
            <text:p>0,1285</text:p>
          </table:table-cell>
          <table:table-cell office:value-type="float" office:value="724.41" calcext:value-type="float">
            <text:p>724,41</text:p>
          </table:table-cell>
          <table:table-cell office:value-type="float" office:value="723.38" calcext:value-type="float">
            <text:p>723,38</text:p>
          </table:table-cell>
          <table:table-cell office:value-type="float" office:value="723.04" calcext:value-type="float">
            <text:p>723,0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2/04/2016</text:p>
          </table:table-cell>
          <table:table-cell office:value-type="float" office:value="0.1276" calcext:value-type="float">
            <text:p>0,1276</text:p>
          </table:table-cell>
          <table:table-cell office:value-type="float" office:value="0.1282" calcext:value-type="float">
            <text:p>0,1282</text:p>
          </table:table-cell>
          <table:table-cell office:value-type="float" office:value="725.28" calcext:value-type="float">
            <text:p>725,28</text:p>
          </table:table-cell>
          <table:table-cell office:value-type="float" office:value="724.24" calcext:value-type="float">
            <text:p>724,24</text:p>
          </table:table-cell>
          <table:table-cell office:value-type="float" office:value="723.9" calcext:value-type="float">
            <text:p>723,9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5/04/2016</text:p>
          </table:table-cell>
          <table:table-cell office:value-type="float" office:value="0.1277" calcext:value-type="float">
            <text:p>0,1277</text:p>
          </table:table-cell>
          <table:table-cell office:value-type="float" office:value="0.1283" calcext:value-type="float">
            <text:p>0,1283</text:p>
          </table:table-cell>
          <table:table-cell office:value-type="float" office:value="725.45" calcext:value-type="float">
            <text:p>725,45</text:p>
          </table:table-cell>
          <table:table-cell office:value-type="float" office:value="724.42" calcext:value-type="float">
            <text:p>724,42</text:p>
          </table:table-cell>
          <table:table-cell office:value-type="float" office:value="724.07" calcext:value-type="float">
            <text:p>724,07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6/04/201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76" calcext:value-type="float">
            <text:p>0,1276</text:p>
          </table:table-cell>
          <table:table-cell office:value-type="float" office:value="727" calcext:value-type="float">
            <text:p>727,00</text:p>
          </table:table-cell>
          <table:table-cell office:value-type="float" office:value="725.97" calcext:value-type="float">
            <text:p>725,97</text:p>
          </table:table-cell>
          <table:table-cell office:value-type="float" office:value="725.62" calcext:value-type="float">
            <text:p>725,6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7/04/2016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279" calcext:value-type="float">
            <text:p>0,1279</text:p>
          </table:table-cell>
          <table:table-cell office:value-type="float" office:value="726.83" calcext:value-type="float">
            <text:p>726,83</text:p>
          </table:table-cell>
          <table:table-cell office:value-type="float" office:value="725.8" calcext:value-type="float">
            <text:p>725,80</text:p>
          </table:table-cell>
          <table:table-cell office:value-type="float" office:value="725.45" calcext:value-type="float">
            <text:p>725,4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8/04/2016</text:p>
          </table:table-cell>
          <table:table-cell office:value-type="float" office:value="0.1253" calcext:value-type="float">
            <text:p>0,1253</text:p>
          </table:table-cell>
          <table:table-cell office:value-type="float" office:value="0.1259" calcext:value-type="float">
            <text:p>0,1259</text:p>
          </table:table-cell>
          <table:table-cell office:value-type="float" office:value="730.61" calcext:value-type="float">
            <text:p>730,61</text:p>
          </table:table-cell>
          <table:table-cell office:value-type="float" office:value="729.58" calcext:value-type="float">
            <text:p>729,58</text:p>
          </table:table-cell>
          <table:table-cell office:value-type="float" office:value="729.24" calcext:value-type="float">
            <text:p>729,2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29/04/2016</text:p>
          </table:table-cell>
          <table:table-cell office:value-type="float" office:value="0.1266" calcext:value-type="float">
            <text:p>0,1266</text:p>
          </table:table-cell>
          <table:table-cell office:value-type="float" office:value="0.1272" calcext:value-type="float">
            <text:p>0,1272</text:p>
          </table:table-cell>
          <table:table-cell office:value-type="float" office:value="728.72" calcext:value-type="float">
            <text:p>728,72</text:p>
          </table:table-cell>
          <table:table-cell office:value-type="float" office:value="727.69" calcext:value-type="float">
            <text:p>727,69</text:p>
          </table:table-cell>
          <table:table-cell office:value-type="float" office:value="727.34" calcext:value-type="float">
            <text:p>727,3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2/05/2016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56" calcext:value-type="float">
            <text:p>0,1256</text:p>
          </table:table-cell>
          <table:table-cell office:value-type="float" office:value="731.82" calcext:value-type="float">
            <text:p>731,82</text:p>
          </table:table-cell>
          <table:table-cell office:value-type="float" office:value="730.78" calcext:value-type="float">
            <text:p>730,78</text:p>
          </table:table-cell>
          <table:table-cell office:value-type="float" office:value="730.44" calcext:value-type="float">
            <text:p>730,44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3/05/2016</text:p>
          </table:table-cell>
          <table:table-cell office:value-type="float" office:value="0.1256" calcext:value-type="float">
            <text:p>0,1256</text:p>
          </table:table-cell>
          <table:table-cell office:value-type="float" office:value="0.1262" calcext:value-type="float">
            <text:p>0,1262</text:p>
          </table:table-cell>
          <table:table-cell office:value-type="float" office:value="731.13" calcext:value-type="float">
            <text:p>731,13</text:p>
          </table:table-cell>
          <table:table-cell office:value-type="float" office:value="730.1" calcext:value-type="float">
            <text:p>730,10</text:p>
          </table:table-cell>
          <table:table-cell office:value-type="float" office:value="729.75" calcext:value-type="float">
            <text:p>729,75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4/05/2016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263" calcext:value-type="float">
            <text:p>0,1263</text:p>
          </table:table-cell>
          <table:table-cell office:value-type="float" office:value="731.3" calcext:value-type="float">
            <text:p>731,30</text:p>
          </table:table-cell>
          <table:table-cell office:value-type="float" office:value="730.27" calcext:value-type="float">
            <text:p>730,27</text:p>
          </table:table-cell>
          <table:table-cell office:value-type="float" office:value="729.92" calcext:value-type="float">
            <text:p>729,92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5/05/2016</text:p>
          </table:table-cell>
          <table:table-cell office:value-type="float" office:value="0.1267" calcext:value-type="float">
            <text:p>0,1267</text:p>
          </table:table-cell>
          <table:table-cell office:value-type="float" office:value="0.1273" calcext:value-type="float">
            <text:p>0,1273</text:p>
          </table:table-cell>
          <table:table-cell office:value-type="float" office:value="729.93" calcext:value-type="float">
            <text:p>729,93</text:p>
          </table:table-cell>
          <table:table-cell office:value-type="float" office:value="728.9" calcext:value-type="float">
            <text:p>728,90</text:p>
          </table:table-cell>
          <table:table-cell office:value-type="float" office:value="728.56" calcext:value-type="float">
            <text:p>728,56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6/05/2016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66" calcext:value-type="float">
            <text:p>0,1266</text:p>
          </table:table-cell>
          <table:table-cell office:value-type="float" office:value="731.47" calcext:value-type="float">
            <text:p>731,47</text:p>
          </table:table-cell>
          <table:table-cell office:value-type="float" office:value="730.45" calcext:value-type="float">
            <text:p>730,45</text:p>
          </table:table-cell>
          <table:table-cell office:value-type="float" office:value="730.1" calcext:value-type="float">
            <text:p>730,10</text:p>
          </table:table-cell>
          <table:table-cell office:value-type="string" calcext:value-type="string">
            <text:p>LTN010119</text:p>
          </table:table-cell>
        </table:table-row>
        <table:table-row table:style-name="ro1">
          <table:table-cell office:value-type="string" calcext:value-type="string">
            <text:p>09/05/2016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1268" calcext:value-type="float">
            <text:p>0,1268</text:p>
          </table:table-cell>
          <table:table-cell office:value-type="float" office:value="731.47" calcext:value-type="float">
            <text:p>731,47</text:p>
          </table:table-cell>
          <table:table-cell office:value-type="float" office:value="730.45" calcext:value-type="float">
            <text:p>730,45</text:p>
          </table:table-cell>
          <table:table-cell office:value-type="float" office:value="730.1" calcext:value-type="float">
            <text:p>730,10</text:p>
          </table:table-cell>
          <table:table-cell office:value-type="string" calcext:value-type="string">
            <text:p>LTN010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R$ 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date-style style:name="N138">
      <number:month number:textual="true"/>
      <number:text>/</number:text>
      <number:year number:style="long"/>
    </number:date-style>
    <number:date-style style:name="N139">
      <number:day number:style="long"/>
      <number:month number:textual="true"/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3:52:39.5212807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6-05-09T12:12:19.298258697</meta:creation-date>
    <dc:date>2016-05-09T13:53:44.217596102</dc:date>
    <dc:creator>Fernando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504" meta:object-count="0"/>
  </office:meta>
</office:document-meta>
</file>